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389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fo:border="0.74pt solid #000000"/>
    </style:style>
    <style:style style:name="ce2" style:family="table-cell" style:parent-style-name="Default">
      <style:table-cell-properties fo:background-color="#eeeeee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1" office:value-type="string" calcext:value-type="string">
            <text:p>ransac_trans</text:p>
          </table:table-cell>
          <table:table-cell table:style-name="ce1" office:value-type="string" calcext:value-type="string">
            <text:p>ransac_thresh</text:p>
          </table:table-cell>
          <table:table-cell table:style-name="ce1" office:value-type="string" calcext:value-type="string">
            <text:p>ransac_iter</text:p>
          </table:table-cell>
          <table:table-cell table:style-name="ce1" office:value-type="string" calcext:value-type="string">
            <text:p>ransac_conf</text:p>
          </table:table-cell>
          <table:table-cell table:style-name="ce1" office:value-type="string" calcext:value-type="string">
            <text:p>median_rat</text:p>
          </table:table-cell>
          <table:table-cell table:style-name="ce1" office:value-type="string" calcext:value-type="string">
            <text:p>sing_compare</text:p>
          </table:table-cell>
          <table:table-cell table:style-name="ce1" office:value-type="string" calcext:value-type="string">
            <text:p>gen_mean</text:p>
          </table:table-cell>
          <table:table-cell table:style-name="ce1" office:value-type="string" calcext:value-type="string">
            <text:p>gen_low</text:p>
          </table:table-cell>
          <table:table-cell table:style-name="ce1" office:value-type="string" calcext:value-type="string">
            <text:p>imp_mean</text:p>
          </table:table-cell>
          <table:table-cell table:style-name="ce1" office:value-type="string" calcext:value-type="string">
            <text:p>imp_high</text:p>
          </table:table-cell>
          <table:table-cell table:style-name="ce1" office:value-type="string" calcext:value-type="string">
            <text:p>eer</text:p>
          </table:table-cell>
          <table:table-cell table:style-name="ce1" office:value-type="string" calcext:value-type="string">
            <text:p>time(ms)</text:p>
          </table:table-cell>
          <table:table-cell table:style-name="ce1" office:value-type="string" calcext:value-type="string">
            <text:p>gm/im</text:p>
          </table:table-cell>
          <table:table-cell table:style-name="ce1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867" calcext:value-type="float">
            <text:p>0.08867</text:p>
          </table:table-cell>
          <table:table-cell table:style-name="ce2" office:value-type="float" office:value="0.0254237" calcext:value-type="float">
            <text:p>0.0254237</text:p>
          </table:table-cell>
          <table:table-cell table:style-name="ce2" office:value-type="float" office:value="0.0252225" calcext:value-type="float">
            <text:p>0.0252225</text:p>
          </table:table-cell>
          <table:table-cell table:style-name="ce2" office:value-type="float" office:value="0.0206612" calcext:value-type="float">
            <text:p>0.0206612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5542100" calcext:value-type="float">
            <text:p>5542100</text:p>
          </table:table-cell>
          <table:table-cell table:formula="of:=[.G2]/[.I2]" office:value-type="float" office:value="3.51551194370106" calcext:value-type="float">
            <text:p>3.51551194370106</text:p>
          </table:table-cell>
          <table:table-cell table:formula="of:=[.H2]/[.J2]" office:value-type="float" office:value="1.2305045205506" calcext:value-type="float">
            <text:p>1.2305045205506</text:p>
          </table:table-cell>
          <table:table-cell office:value-type="string" calcext:value-type="string" table:number-columns-spanned="4" table:number-rows-spanned="1">
            <text:p>Nota: Padding erroneo en gabor</text:p>
          </table:table-cell>
          <table:covered-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78113" calcext:value-type="float">
            <text:p>0.0878113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246338" calcext:value-type="float">
            <text:p>0.0246338</text:p>
          </table:table-cell>
          <table:table-cell table:style-name="ce2" office:value-type="float" office:value="0.0205761" calcext:value-type="float">
            <text:p>0.0205761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153410" calcext:value-type="float">
            <text:p>3153410</text:p>
          </table:table-cell>
          <table:table-cell table:formula="of:=[.G3]/[.I3]" office:value-type="float" office:value="3.56466724581672" calcext:value-type="float">
            <text:p>3.56466724581672</text:p>
          </table:table-cell>
          <table:table-cell table:formula="of:=[.H3]/[.J3]" office:value-type="float" office:value="1.21500187110288" calcext:value-type="float">
            <text:p>1.21500187110288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65423" calcext:value-type="float">
            <text:p>0.0865423</text:p>
          </table:table-cell>
          <table:table-cell table:style-name="ce2" office:value-type="float" office:value="0.0247934" calcext:value-type="float">
            <text:p>0.0247934</text:p>
          </table:table-cell>
          <table:table-cell table:style-name="ce2" office:value-type="float" office:value="0.0239669" calcext:value-type="float">
            <text:p>0.0239669</text:p>
          </table:table-cell>
          <table:table-cell table:style-name="ce2" office:value-type="float" office:value="0.0204918" calcext:value-type="float">
            <text:p>0.0204918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854570" calcext:value-type="float">
            <text:p>1854570</text:p>
          </table:table-cell>
          <table:table-cell table:formula="of:=[.G4]/[.I4]" office:value-type="float" office:value="3.61090921228861" calcext:value-type="float">
            <text:p>3.61090921228861</text:p>
          </table:table-cell>
          <table:table-cell table:formula="of:=[.H4]/[.J4]" office:value-type="float" office:value="1.2099181135869" calcext:value-type="float">
            <text:p>1.2099181135869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43132" calcext:value-type="float">
            <text:p>0.0843132</text:p>
          </table:table-cell>
          <table:table-cell table:style-name="ce2" office:value-type="float" office:value="0.0220264" calcext:value-type="float">
            <text:p>0.0220264</text:p>
          </table:table-cell>
          <table:table-cell table:style-name="ce2" office:value-type="float" office:value="0.0232459" calcext:value-type="float">
            <text:p>0.0232459</text:p>
          </table:table-cell>
          <table:table-cell table:style-name="ce2" office:value-type="float" office:value="0.0202429" calcext:value-type="float">
            <text:p>0.0202429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183120" calcext:value-type="float">
            <text:p>1183120</text:p>
          </table:table-cell>
          <table:table-cell table:formula="of:=[.G5]/[.I5]" office:value-type="float" office:value="3.62701379598123" calcext:value-type="float">
            <text:p>3.62701379598123</text:p>
          </table:table-cell>
          <table:table-cell table:formula="of:=[.H5]/[.J5]" office:value-type="float" office:value="1.08810496519767" calcext:value-type="float">
            <text:p>1.08810496519767</text:p>
          </table:table-cell>
          <table:table-cell table:number-columns-repeated="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71623" calcext:value-type="float">
            <text:p>0.0871623</text:p>
          </table:table-cell>
          <table:table-cell table:style-name="ce2" office:value-type="float" office:value="0.0210084" calcext:value-type="float">
            <text:p>0.0210084</text:p>
          </table:table-cell>
          <table:table-cell table:style-name="ce2" office:value-type="float" office:value="0.0206261" calcext:value-type="float">
            <text:p>0.0206261</text:p>
          </table:table-cell>
          <table:table-cell table:style-name="ce2" office:value-type="float" office:value="0.0164609" calcext:value-type="float">
            <text:p>0.016460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748392" calcext:value-type="float">
            <text:p>748392</text:p>
          </table:table-cell>
          <table:table-cell table:formula="of:=[.G6]/[.I6]" office:value-type="float" office:value="4.22582553172922" calcext:value-type="float">
            <text:p>4.22582553172922</text:p>
          </table:table-cell>
          <table:table-cell table:formula="of:=[.H6]/[.J6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66777" calcext:value-type="float">
            <text:p>0.0866777</text:p>
          </table:table-cell>
          <table:table-cell table:style-name="ce2" office:value-type="float" office:value="0.0208333" calcext:value-type="float">
            <text:p>0.0208333</text:p>
          </table:table-cell>
          <table:table-cell table:style-name="ce2" office:value-type="float" office:value="0.0202026" calcext:value-type="float">
            <text:p>0.0202026</text:p>
          </table:table-cell>
          <table:table-cell table:style-name="ce2" office:value-type="float" office:value="0.0164609" calcext:value-type="float">
            <text:p>0.016460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605893" calcext:value-type="float">
            <text:p>605893</text:p>
          </table:table-cell>
          <table:table-cell table:formula="of:=[.G7]/[.I7]" office:value-type="float" office:value="4.29042301485947" calcext:value-type="float">
            <text:p>4.29042301485947</text:p>
          </table:table-cell>
          <table:table-cell table:formula="of:=[.H7]/[.J7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59531" calcext:value-type="float">
            <text:p>0.0859531</text:p>
          </table:table-cell>
          <table:table-cell table:style-name="ce2" office:value-type="float" office:value="0.0205761" calcext:value-type="float">
            <text:p>0.0205761</text:p>
          </table:table-cell>
          <table:table-cell table:style-name="ce2" office:value-type="float" office:value="0.0196131" calcext:value-type="float">
            <text:p>0.0196131</text:p>
          </table:table-cell>
          <table:table-cell table:style-name="ce2" office:value-type="float" office:value="0.0163934" calcext:value-type="float">
            <text:p>0.0163934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544841" calcext:value-type="float">
            <text:p>544841</text:p>
          </table:table-cell>
          <table:table-cell table:formula="of:=[.G8]/[.I8]" office:value-type="float" office:value="4.38243316966721" calcext:value-type="float">
            <text:p>4.38243316966721</text:p>
          </table:table-cell>
          <table:table-cell table:formula="of:=[.H8]/[.J8]" office:value-type="float" office:value="1.25514536337794" calcext:value-type="float">
            <text:p>1.25514536337794</text:p>
          </table:table-cell>
          <table:table-cell table:number-columns-repeated="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49491" calcext:value-type="float">
            <text:p>0.0849491</text:p>
          </table:table-cell>
          <table:table-cell table:style-name="ce2" office:value-type="float" office:value="0.0176211" calcext:value-type="float">
            <text:p>0.0176211</text:p>
          </table:table-cell>
          <table:table-cell table:style-name="ce2" office:value-type="float" office:value="0.0189313" calcext:value-type="float">
            <text:p>0.0189313</text:p>
          </table:table-cell>
          <table:table-cell table:style-name="ce2" office:value-type="float" office:value="0.0161943" calcext:value-type="float">
            <text:p>0.0161943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540725" calcext:value-type="float">
            <text:p>540725</text:p>
          </table:table-cell>
          <table:table-cell table:formula="of:=[.G9]/[.I9]" office:value-type="float" office:value="4.48723014267377" calcext:value-type="float">
            <text:p>4.48723014267377</text:p>
          </table:table-cell>
          <table:table-cell table:formula="of:=[.H9]/[.J9]" office:value-type="float" office:value="1.08810507400752" calcext:value-type="float">
            <text:p>1.08810507400752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8784" calcext:value-type="float">
            <text:p>0.078784</text:p>
          </table:table-cell>
          <table:table-cell table:style-name="ce2" office:value-type="float" office:value="0.0165975" calcext:value-type="float">
            <text:p>0.0165975</text:p>
          </table:table-cell>
          <table:table-cell table:style-name="ce2" office:value-type="float" office:value="0.0149932" calcext:value-type="float">
            <text:p>0.0149932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564234" calcext:value-type="float">
            <text:p>564234</text:p>
          </table:table-cell>
          <table:table-cell table:formula="of:=[.G10]/[.I10]" office:value-type="float" office:value="5.25464877411093" calcext:value-type="float">
            <text:p>5.25464877411093</text:p>
          </table:table-cell>
          <table:table-cell table:formula="of:=[.H10]/[.J10]" office:value-type="float" office:value="1.383125" calcext:value-type="float">
            <text:p>1.383125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87608" calcext:value-type="float">
            <text:p>0.0787608</text:p>
          </table:table-cell>
          <table:table-cell table:style-name="ce2" office:value-type="float" office:value="0.0165975" calcext:value-type="float">
            <text:p>0.0165975</text:p>
          </table:table-cell>
          <table:table-cell table:style-name="ce2" office:value-type="float" office:value="0.0149777" calcext:value-type="float">
            <text:p>0.0149777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543790" calcext:value-type="float">
            <text:p>543790</text:p>
          </table:table-cell>
          <table:table-cell table:formula="of:=[.G11]/[.I11]" office:value-type="float" office:value="5.25853769270315" calcext:value-type="float">
            <text:p>5.25853769270315</text:p>
          </table:table-cell>
          <table:table-cell table:formula="of:=[.H11]/[.J11]" office:value-type="float" office:value="1.383125" calcext:value-type="float">
            <text:p>1.383125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85774" calcext:value-type="float">
            <text:p>0.0785774</text:p>
          </table:table-cell>
          <table:table-cell table:style-name="ce2" office:value-type="float" office:value="0.0164609" calcext:value-type="float">
            <text:p>0.0164609</text:p>
          </table:table-cell>
          <table:table-cell table:style-name="ce2" office:value-type="float" office:value="0.0148426" calcext:value-type="float">
            <text:p>0.0148426</text:p>
          </table:table-cell>
          <table:table-cell table:style-name="ce2" office:value-type="float" office:value="0.0097561" calcext:value-type="float">
            <text:p>0.0097561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513720" calcext:value-type="float">
            <text:p>513720</text:p>
          </table:table-cell>
          <table:table-cell table:formula="of:=[.G12]/[.I12]" office:value-type="float" office:value="5.29404551763168" calcext:value-type="float">
            <text:p>5.29404551763168</text:p>
          </table:table-cell>
          <table:table-cell table:formula="of:=[.H12]/[.J12]" office:value-type="float" office:value="1.68724182818954" calcext:value-type="float">
            <text:p>1.68724182818954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82226" calcext:value-type="float">
            <text:p>0.0782226</text:p>
          </table:table-cell>
          <table:table-cell table:style-name="ce2" office:value-type="float" office:value="0.0143885" calcext:value-type="float">
            <text:p>0.0143885</text:p>
          </table:table-cell>
          <table:table-cell table:style-name="ce2" office:value-type="float" office:value="0.0144936" calcext:value-type="float">
            <text:p>0.0144936</text:p>
          </table:table-cell>
          <table:table-cell table:style-name="ce2" office:value-type="float" office:value="0.00892857" calcext:value-type="float">
            <text:p>0.00892857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565599" calcext:value-type="float">
            <text:p>565599</text:p>
          </table:table-cell>
          <table:table-cell table:formula="of:=[.G13]/[.I13]" office:value-type="float" office:value="5.39704421261798" calcext:value-type="float">
            <text:p>5.39704421261798</text:p>
          </table:table-cell>
          <table:table-cell table:formula="of:=[.H13]/[.J13]" office:value-type="float" office:value="1.61151225784196" calcext:value-type="float">
            <text:p>1.6115122578419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ransac_trans</text:p>
          </table:table-cell>
          <table:table-cell table:style-name="ce1" office:value-type="string" calcext:value-type="string">
            <text:p>ransac_thresh</text:p>
          </table:table-cell>
          <table:table-cell table:style-name="ce1" office:value-type="string" calcext:value-type="string">
            <text:p>ransac_iter</text:p>
          </table:table-cell>
          <table:table-cell table:style-name="ce1" office:value-type="string" calcext:value-type="string">
            <text:p>ransac_conf</text:p>
          </table:table-cell>
          <table:table-cell table:style-name="ce1" office:value-type="string" calcext:value-type="string">
            <text:p>median_rat</text:p>
          </table:table-cell>
          <table:table-cell table:style-name="ce1" office:value-type="string" calcext:value-type="string">
            <text:p>sing_compare</text:p>
          </table:table-cell>
          <table:table-cell table:style-name="ce1" office:value-type="string" calcext:value-type="string">
            <text:p>gen_mean</text:p>
          </table:table-cell>
          <table:table-cell table:style-name="ce1" office:value-type="string" calcext:value-type="string">
            <text:p>gen_low</text:p>
          </table:table-cell>
          <table:table-cell table:style-name="ce1" office:value-type="string" calcext:value-type="string">
            <text:p>imp_mean</text:p>
          </table:table-cell>
          <table:table-cell table:style-name="ce1" office:value-type="string" calcext:value-type="string">
            <text:p>imp_high</text:p>
          </table:table-cell>
          <table:table-cell table:style-name="ce1" office:value-type="string" calcext:value-type="string">
            <text:p>eer</text:p>
          </table:table-cell>
          <table:table-cell table:style-name="ce1" office:value-type="string" calcext:value-type="string">
            <text:p>time(ms)</text:p>
          </table:table-cell>
          <table:table-cell table:style-name="ce1" office:value-type="string" calcext:value-type="string">
            <text:p>gm/im</text:p>
          </table:table-cell>
          <table:table-cell table:style-name="ce1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6092160" calcext:value-type="float">
            <text:p>6092160</text:p>
          </table:table-cell>
          <table:table-cell table:formula="of:=[.G16]/[.I16]" office:value-type="float" office:value="3.50634888622622" calcext:value-type="float">
            <text:p>3.50634888622622</text:p>
          </table:table-cell>
          <table:table-cell table:formula="of:=[.H16]/[.J16]" office:value-type="float" office:value="1.22025459225234" calcext:value-type="float">
            <text:p>1.22025459225234</text:p>
          </table:table-cell>
          <table:table-cell office:value-type="string" calcext:value-type="string" table:number-columns-spanned="4" table:number-rows-spanned="1">
            <text:p>Nota: Padding corregido en gabor</text:p>
          </table:table-cell>
          <table:covered-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206612" calcext:value-type="float">
            <text:p>0.0206612</text:p>
          </table:table-cell>
          <table:table-cell office:value-type="float" office:value="0.13" calcext:value-type="float">
            <text:p>0.13</text:p>
          </table:table-cell>
          <table:table-cell office:value-type="float" office:value="3983840" calcext:value-type="float">
            <text:p>3983840</text:p>
          </table:table-cell>
          <table:table-cell table:formula="of:=[.G17]/[.I17]" office:value-type="float" office:value="3.55819820841365" calcext:value-type="float">
            <text:p>3.55819820841365</text:p>
          </table:table-cell>
          <table:table-cell table:formula="of:=[.H17]/[.J17]" office:value-type="float" office:value="1.21506011267497" calcext:value-type="float">
            <text:p>1.2150601126749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" calcext:value-type="float">
            <text:p>0.14</text:p>
          </table:table-cell>
          <table:table-cell office:value-type="float" office:value="2569550" calcext:value-type="float">
            <text:p>2569550</text:p>
          </table:table-cell>
          <table:table-cell table:formula="of:=[.G18]/[.I18]" office:value-type="float" office:value="3.6086087836066" calcext:value-type="float">
            <text:p>3.6086087836066</text:p>
          </table:table-cell>
          <table:table-cell table:formula="of:=[.H18]/[.J18]" office:value-type="float" office:value="1.20496109564009" calcext:value-type="float">
            <text:p>1.2049610956400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15" calcext:value-type="float">
            <text:p>0.15</text:p>
          </table:table-cell>
          <table:table-cell office:value-type="float" office:value="1488170" calcext:value-type="float">
            <text:p>1488170</text:p>
          </table:table-cell>
          <table:table-cell table:formula="of:=[.G19]/[.I19]" office:value-type="float" office:value="3.62080414555781" calcext:value-type="float">
            <text:p>3.62080414555781</text:p>
          </table:table-cell>
          <table:table-cell table:formula="of:=[.H19]/[.J19]" office:value-type="float" office:value="1.07964649274344" calcext:value-type="float">
            <text:p>1.0796464927434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5178990" calcext:value-type="float">
            <text:p>5178990</text:p>
          </table:table-cell>
          <table:table-cell table:formula="of:=[.G20]/[.I20]" office:value-type="float" office:value="3.50634888622622" calcext:value-type="float">
            <text:p>3.50634888622622</text:p>
          </table:table-cell>
          <table:table-cell table:formula="of:=[.H20]/[.J20]" office:value-type="float" office:value="1.22025459225234" calcext:value-type="float">
            <text:p>1.2202545922523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206612" calcext:value-type="float">
            <text:p>0.0206612</text:p>
          </table:table-cell>
          <table:table-cell office:value-type="float" office:value="0.13" calcext:value-type="float">
            <text:p>0.13</text:p>
          </table:table-cell>
          <table:table-cell office:value-type="float" office:value="2951790" calcext:value-type="float">
            <text:p>2951790</text:p>
          </table:table-cell>
          <table:table-cell table:formula="of:=[.G21]/[.I21]" office:value-type="float" office:value="3.55819820841365" calcext:value-type="float">
            <text:p>3.55819820841365</text:p>
          </table:table-cell>
          <table:table-cell table:formula="of:=[.H21]/[.J21]" office:value-type="float" office:value="1.21506011267497" calcext:value-type="float">
            <text:p>1.2150601126749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" calcext:value-type="float">
            <text:p>0.14</text:p>
          </table:table-cell>
          <table:table-cell office:value-type="float" office:value="1700770" calcext:value-type="float">
            <text:p>1700770</text:p>
          </table:table-cell>
          <table:table-cell table:formula="of:=[.G22]/[.I22]" office:value-type="float" office:value="3.6086087836066" calcext:value-type="float">
            <text:p>3.6086087836066</text:p>
          </table:table-cell>
          <table:table-cell table:formula="of:=[.H22]/[.J22]" office:value-type="float" office:value="1.20496109564009" calcext:value-type="float">
            <text:p>1.2049610956400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15" calcext:value-type="float">
            <text:p>0.15</text:p>
          </table:table-cell>
          <table:table-cell office:value-type="float" office:value="1047500" calcext:value-type="float">
            <text:p>1047500</text:p>
          </table:table-cell>
          <table:table-cell table:formula="of:=[.G23]/[.I23]" office:value-type="float" office:value="3.62080414555781" calcext:value-type="float">
            <text:p>3.62080414555781</text:p>
          </table:table-cell>
          <table:table-cell table:formula="of:=[.H23]/[.J23]" office:value-type="float" office:value="1.07964649274344" calcext:value-type="float">
            <text:p>1.0796464927434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15" calcext:value-type="float">
            <text:p>0.15</text:p>
          </table:table-cell>
          <table:table-cell office:value-type="float" office:value="5277060" calcext:value-type="float">
            <text:p>5277060</text:p>
          </table:table-cell>
          <table:table-cell table:formula="of:=[.G24]/[.I24]" office:value-type="float" office:value="2.89222133325347" calcext:value-type="float">
            <text:p>2.89222133325347</text:p>
          </table:table-cell>
          <table:table-cell table:formula="of:=[.H24]/[.J24]" office:value-type="float" office:value="1.18542538966806" calcext:value-type="float">
            <text:p>1.1854253896680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.17" calcext:value-type="float">
            <text:p>0.17</text:p>
          </table:table-cell>
          <table:table-cell office:value-type="float" office:value="2964610" calcext:value-type="float">
            <text:p>2964610</text:p>
          </table:table-cell>
          <table:table-cell table:formula="of:=[.G25]/[.I25]" office:value-type="float" office:value="2.90498898524372" calcext:value-type="float">
            <text:p>2.90498898524372</text:p>
          </table:table-cell>
          <table:table-cell table:formula="of:=[.H25]/[.J25]" office:value-type="float" office:value="1.05603139914348" calcext:value-type="float">
            <text:p>1.0560313991434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01613" calcext:value-type="float">
            <text:p>0.0201613</text:p>
          </table:table-cell>
          <table:table-cell office:value-type="float" office:value="0.16" calcext:value-type="float">
            <text:p>0.16</text:p>
          </table:table-cell>
          <table:table-cell office:value-type="float" office:value="1705110" calcext:value-type="float">
            <text:p>1705110</text:p>
          </table:table-cell>
          <table:table-cell table:formula="of:=[.G26]/[.I26]" office:value-type="float" office:value="2.88726316589678" calcext:value-type="float">
            <text:p>2.88726316589678</text:p>
          </table:table-cell>
          <table:table-cell table:formula="of:=[.H26]/[.J26]" office:value-type="float" office:value="1.04641069772287" calcext:value-type="float">
            <text:p>1.0464106977228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6" calcext:value-type="float">
            <text:p>0.16</text:p>
          </table:table-cell>
          <table:table-cell office:value-type="float" office:value="1079690" calcext:value-type="float">
            <text:p>1079690</text:p>
          </table:table-cell>
          <table:table-cell table:formula="of:=[.G27]/[.I27]" office:value-type="float" office:value="2.81978596145473" calcext:value-type="float">
            <text:p>2.81978596145473</text:p>
          </table:table-cell>
          <table:table-cell table:formula="of:=[.H27]/[.J27]" office:value-type="float" office:value="1.21338754393495" calcext:value-type="float">
            <text:p>1.2133875439349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5079190" calcext:value-type="float">
            <text:p>5079190</text:p>
          </table:table-cell>
          <table:table-cell table:formula="of:=[.G28]/[.I28]" office:value-type="float" office:value="3.91217925551138" calcext:value-type="float">
            <text:p>3.91217925551138</text:p>
          </table:table-cell>
          <table:table-cell table:formula="of:=[.H28]/[.J28]" office:value-type="float" office:value="1.37131043713104" calcext:value-type="float">
            <text:p>1.3713104371310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3033210" calcext:value-type="float">
            <text:p>3033210</text:p>
          </table:table-cell>
          <table:table-cell table:formula="of:=[.G29]/[.I29]" office:value-type="float" office:value="3.97917736236523" calcext:value-type="float">
            <text:p>3.97917736236523</text:p>
          </table:table-cell>
          <table:table-cell table:formula="of:=[.H29]/[.J29]" office:value-type="float" office:value="1.25217800348481" calcext:value-type="float">
            <text:p>1.2521780034848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4" calcext:value-type="float">
            <text:p>0.14</text:p>
          </table:table-cell>
          <table:table-cell office:value-type="float" office:value="1769990" calcext:value-type="float">
            <text:p>1769990</text:p>
          </table:table-cell>
          <table:table-cell table:formula="of:=[.G30]/[.I30]" office:value-type="float" office:value="4.05872824106626" calcext:value-type="float">
            <text:p>4.05872824106626</text:p>
          </table:table-cell>
          <table:table-cell table:formula="of:=[.H30]/[.J30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206612" calcext:value-type="float">
            <text:p>0.0206612</text:p>
          </table:table-cell>
          <table:table-cell office:value-type="float" office:value="0.14" calcext:value-type="float">
            <text:p>0.14</text:p>
          </table:table-cell>
          <table:table-cell office:value-type="float" office:value="1168350" calcext:value-type="float">
            <text:p>1168350</text:p>
          </table:table-cell>
          <table:table-cell table:formula="of:=[.G31]/[.I31]" office:value-type="float" office:value="4.12695544633966" calcext:value-type="float">
            <text:p>4.12695544633966</text:p>
          </table:table-cell>
          <table:table-cell table:formula="of:=[.H31]/[.J31]" office:value-type="float" office:value="1.21506011267497" calcext:value-type="float">
            <text:p>1.2150601126749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12" calcext:value-type="float">
            <text:p>0.12</text:p>
          </table:table-cell>
          <table:table-cell office:value-type="float" office:value="485534" calcext:value-type="float">
            <text:p>485534</text:p>
          </table:table-cell>
          <table:table-cell table:formula="of:=[.G32]/[.I32]" office:value-type="float" office:value="4.20291074771102" calcext:value-type="float">
            <text:p>4.20291074771102</text:p>
          </table:table-cell>
          <table:table-cell table:formula="of:=[.H32]/[.J32]" office:value-type="float" office:value="1.27101017006576" calcext:value-type="float">
            <text:p>1.2710101700657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13" calcext:value-type="float">
            <text:p>0.13</text:p>
          </table:table-cell>
          <table:table-cell office:value-type="float" office:value="473230" calcext:value-type="float">
            <text:p>473230</text:p>
          </table:table-cell>
          <table:table-cell table:formula="of:=[.G33]/[.I33]" office:value-type="float" office:value="4.27008225454474" calcext:value-type="float">
            <text:p>4.27008225454474</text:p>
          </table:table-cell>
          <table:table-cell table:formula="of:=[.H33]/[.J33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13" calcext:value-type="float">
            <text:p>0.13</text:p>
          </table:table-cell>
          <table:table-cell office:value-type="float" office:value="423263" calcext:value-type="float">
            <text:p>423263</text:p>
          </table:table-cell>
          <table:table-cell table:formula="of:=[.G34]/[.I34]" office:value-type="float" office:value="4.36306966385828" calcext:value-type="float">
            <text:p>4.36306966385828</text:p>
          </table:table-cell>
          <table:table-cell table:formula="of:=[.H34]/[.J34]" office:value-type="float" office:value="1.26037458462174" calcext:value-type="float">
            <text:p>1.2603745846217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14" calcext:value-type="float">
            <text:p>0.14</text:p>
          </table:table-cell>
          <table:table-cell office:value-type="float" office:value="421158" calcext:value-type="float">
            <text:p>421158</text:p>
          </table:table-cell>
          <table:table-cell table:formula="of:=[.G35]/[.I35]" office:value-type="float" office:value="4.4609226458521" calcext:value-type="float">
            <text:p>4.4609226458521</text:p>
          </table:table-cell>
          <table:table-cell table:formula="of:=[.H35]/[.J35]" office:value-type="float" office:value="1.09333218533597" calcext:value-type="float">
            <text:p>1.0933321853359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14" calcext:value-type="float">
            <text:p>0.14</text:p>
          </table:table-cell>
          <table:table-cell office:value-type="float" office:value="505443" calcext:value-type="float">
            <text:p>505443</text:p>
          </table:table-cell>
          <table:table-cell table:formula="of:=[.G36]/[.I36]" office:value-type="float" office:value="3.41905140856279" calcext:value-type="float">
            <text:p>3.41905140856279</text:p>
          </table:table-cell>
          <table:table-cell table:formula="of:=[.H36]/[.J36]" office:value-type="float" office:value="1.25000305000793" calcext:value-type="float">
            <text:p>1.2500030500079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15" calcext:value-type="float">
            <text:p>0.15</text:p>
          </table:table-cell>
          <table:table-cell office:value-type="float" office:value="460563" calcext:value-type="float">
            <text:p>460563</text:p>
          </table:table-cell>
          <table:table-cell table:formula="of:=[.G37]/[.I37]" office:value-type="float" office:value="3.45988468097778" calcext:value-type="float">
            <text:p>3.45988468097778</text:p>
          </table:table-cell>
          <table:table-cell table:formula="of:=[.H37]/[.J37]" office:value-type="float" office:value="1.06956249000627" calcext:value-type="float">
            <text:p>1.0695624900062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15" calcext:value-type="float">
            <text:p>0.15</text:p>
          </table:table-cell>
          <table:table-cell office:value-type="float" office:value="438041" calcext:value-type="float">
            <text:p>438041</text:p>
          </table:table-cell>
          <table:table-cell table:formula="of:=[.G38]/[.I38]" office:value-type="float" office:value="3.50111361048627" calcext:value-type="float">
            <text:p>3.50111361048627</text:p>
          </table:table-cell>
          <table:table-cell table:formula="of:=[.H38]/[.J38]" office:value-type="float" office:value="1.21518622785102" calcext:value-type="float">
            <text:p>1.2151862278510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15" calcext:value-type="float">
            <text:p>0.15</text:p>
          </table:table-cell>
          <table:table-cell office:value-type="float" office:value="398902" calcext:value-type="float">
            <text:p>398902</text:p>
          </table:table-cell>
          <table:table-cell table:formula="of:=[.G39]/[.I39]" office:value-type="float" office:value="3.52248069116746" calcext:value-type="float">
            <text:p>3.52248069116746</text:p>
          </table:table-cell>
          <table:table-cell table:formula="of:=[.H39]/[.J39]" office:value-type="float" office:value="1.30532406508485" calcext:value-type="float">
            <text:p>1.3053240650848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11" calcext:value-type="float">
            <text:p>0.11</text:p>
          </table:table-cell>
          <table:table-cell office:value-type="float" office:value="483517" calcext:value-type="float">
            <text:p>483517</text:p>
          </table:table-cell>
          <table:table-cell table:formula="of:=[.G40]/[.I40]" office:value-type="float" office:value="4.7099318720247" calcext:value-type="float">
            <text:p>4.7099318720247</text:p>
          </table:table-cell>
          <table:table-cell table:formula="of:=[.H40]/[.J40]" office:value-type="float" office:value="1.40186719626561" calcext:value-type="float">
            <text:p>1.4018671962656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12" calcext:value-type="float">
            <text:p>0.12</text:p>
          </table:table-cell>
          <table:table-cell office:value-type="float" office:value="453942" calcext:value-type="float">
            <text:p>453942</text:p>
          </table:table-cell>
          <table:table-cell table:formula="of:=[.G41]/[.I41]" office:value-type="float" office:value="4.7793963958233" calcext:value-type="float">
            <text:p>4.7793963958233</text:p>
          </table:table-cell>
          <table:table-cell table:formula="of:=[.H41]/[.J41]" office:value-type="float" office:value="1.3097815936135" calcext:value-type="float">
            <text:p>1.309781593613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13" calcext:value-type="float">
            <text:p>0.13</text:p>
          </table:table-cell>
          <table:table-cell office:value-type="float" office:value="457016" calcext:value-type="float">
            <text:p>457016</text:p>
          </table:table-cell>
          <table:table-cell table:formula="of:=[.G42]/[.I42]" office:value-type="float" office:value="4.89442749377609" calcext:value-type="float">
            <text:p>4.89442749377609</text:p>
          </table:table-cell>
          <table:table-cell table:formula="of:=[.H42]/[.J42]" office:value-type="float" office:value="1.28191595119747" calcext:value-type="float">
            <text:p>1.2819159511974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13" calcext:value-type="float">
            <text:p>0.13</text:p>
          </table:table-cell>
          <table:table-cell office:value-type="float" office:value="387975" calcext:value-type="float">
            <text:p>387975</text:p>
          </table:table-cell>
          <table:table-cell table:formula="of:=[.G43]/[.I43]" office:value-type="float" office:value="5.0389729036271" calcext:value-type="float">
            <text:p>5.0389729036271</text:p>
          </table:table-cell>
          <table:table-cell table:formula="of:=[.H43]/[.J43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0.11" calcext:value-type="float">
            <text:p>0.11</text:p>
          </table:table-cell>
          <table:table-cell office:value-type="float" office:value="394543" calcext:value-type="float">
            <text:p>394543</text:p>
          </table:table-cell>
          <table:table-cell table:formula="of:=[.G44]/[.I44]" office:value-type="float" office:value="5.24987190321872" calcext:value-type="float">
            <text:p>5.24987190321872</text:p>
          </table:table-cell>
          <table:table-cell table:formula="of:=[.H44]/[.J44]" office:value-type="float" office:value="1.377591673445" calcext:value-type="float">
            <text:p>1.37759167344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0.12" calcext:value-type="float">
            <text:p>0.12</text:p>
          </table:table-cell>
          <table:table-cell office:value-type="float" office:value="404177" calcext:value-type="float">
            <text:p>404177</text:p>
          </table:table-cell>
          <table:table-cell table:formula="of:=[.G45]/[.I45]" office:value-type="float" office:value="5.25397163734705" calcext:value-type="float">
            <text:p>5.25397163734705</text:p>
          </table:table-cell>
          <table:table-cell table:formula="of:=[.H45]/[.J45]" office:value-type="float" office:value="1.377591673445" calcext:value-type="float">
            <text:p>1.37759167344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097561" calcext:value-type="float">
            <text:p>0.0097561</text:p>
          </table:table-cell>
          <table:table-cell office:value-type="float" office:value="0.12" calcext:value-type="float">
            <text:p>0.12</text:p>
          </table:table-cell>
          <table:table-cell office:value-type="float" office:value="409463" calcext:value-type="float">
            <text:p>409463</text:p>
          </table:table-cell>
          <table:table-cell table:formula="of:=[.G46]/[.I46]" office:value-type="float" office:value="5.28915856952788" calcext:value-type="float">
            <text:p>5.28915856952788</text:p>
          </table:table-cell>
          <table:table-cell table:formula="of:=[.H46]/[.J46]" office:value-type="float" office:value="1.69421182644704" calcext:value-type="float">
            <text:p>1.6942118264470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0896861" calcext:value-type="float">
            <text:p>0.00896861</text:p>
          </table:table-cell>
          <table:table-cell office:value-type="float" office:value="0.13" calcext:value-type="float">
            <text:p>0.13</text:p>
          </table:table-cell>
          <table:table-cell office:value-type="float" office:value="375777" calcext:value-type="float">
            <text:p>375777</text:p>
          </table:table-cell>
          <table:table-cell table:formula="of:=[.G47]/[.I47]" office:value-type="float" office:value="5.39091728412898" calcext:value-type="float">
            <text:p>5.39091728412898</text:p>
          </table:table-cell>
          <table:table-cell table:formula="of:=[.H47]/[.J47]" office:value-type="float" office:value="1.65594222516087" calcext:value-type="float">
            <text:p>1.6559422251608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0854701" calcext:value-type="float">
            <text:p>0.00854701</text:p>
          </table:table-cell>
          <table:table-cell office:value-type="float" office:value="0.13" calcext:value-type="float">
            <text:p>0.13</text:p>
          </table:table-cell>
          <table:table-cell office:value-type="float" office:value="394186" calcext:value-type="float">
            <text:p>394186</text:p>
          </table:table-cell>
          <table:table-cell table:formula="of:=[.G48]/[.I48]" office:value-type="float" office:value="4.17006403494436" calcext:value-type="float">
            <text:p>4.17006403494436</text:p>
          </table:table-cell>
          <table:table-cell table:formula="of:=[.H48]/[.J48]" office:value-type="float" office:value="1.51292674280245" calcext:value-type="float">
            <text:p>1.5129267428024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0854701" calcext:value-type="float">
            <text:p>0.00854701</text:p>
          </table:table-cell>
          <table:table-cell office:value-type="float" office:value="0.13" calcext:value-type="float">
            <text:p>0.13</text:p>
          </table:table-cell>
          <table:table-cell office:value-type="float" office:value="397183" calcext:value-type="float">
            <text:p>397183</text:p>
          </table:table-cell>
          <table:table-cell table:formula="of:=[.G49]/[.I49]" office:value-type="float" office:value="4.17462750993555" calcext:value-type="float">
            <text:p>4.17462750993555</text:p>
          </table:table-cell>
          <table:table-cell table:formula="of:=[.H49]/[.J49]" office:value-type="float" office:value="1.50643324390635" calcext:value-type="float">
            <text:p>1.506433243906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0854701" calcext:value-type="float">
            <text:p>0.00854701</text:p>
          </table:table-cell>
          <table:table-cell office:value-type="float" office:value="0.13" calcext:value-type="float">
            <text:p>0.13</text:p>
          </table:table-cell>
          <table:table-cell office:value-type="float" office:value="386958" calcext:value-type="float">
            <text:p>386958</text:p>
          </table:table-cell>
          <table:table-cell table:formula="of:=[.G50]/[.I50]" office:value-type="float" office:value="4.20023153368514" calcext:value-type="float">
            <text:p>4.20023153368514</text:p>
          </table:table-cell>
          <table:table-cell table:formula="of:=[.H50]/[.J50]" office:value-type="float" office:value="1.4936217460843" calcext:value-type="float">
            <text:p>1.493621746084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0847458" calcext:value-type="float">
            <text:p>0.00847458</text:p>
          </table:table-cell>
          <table:table-cell office:value-type="float" office:value="0.13" calcext:value-type="float">
            <text:p>0.13</text:p>
          </table:table-cell>
          <table:table-cell office:value-type="float" office:value="370908" calcext:value-type="float">
            <text:p>370908</text:p>
          </table:table-cell>
          <table:table-cell table:formula="of:=[.G51]/[.I51]" office:value-type="float" office:value="4.26678053734651" calcext:value-type="float">
            <text:p>4.26678053734651</text:p>
          </table:table-cell>
          <table:table-cell table:formula="of:=[.H51]/[.J51]" office:value-type="float" office:value="1.48738934554869" calcext:value-type="float">
            <text:p>1.4873893455486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11" calcext:value-type="float">
            <text:p>0.11</text:p>
          </table:table-cell>
          <table:table-cell office:value-type="float" office:value="381108" calcext:value-type="float">
            <text:p>381108</text:p>
          </table:table-cell>
          <table:table-cell table:formula="of:=[.G52]/[.I52]" office:value-type="float" office:value="5.92729006136598" calcext:value-type="float">
            <text:p>5.92729006136598</text:p>
          </table:table-cell>
          <table:table-cell table:formula="of:=[.H52]/[.J52]" office:value-type="float" office:value="1.39055703605304" calcext:value-type="float">
            <text:p>1.3905570360530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11" calcext:value-type="float">
            <text:p>0.11</text:p>
          </table:table-cell>
          <table:table-cell office:value-type="float" office:value="380769" calcext:value-type="float">
            <text:p>380769</text:p>
          </table:table-cell>
          <table:table-cell table:formula="of:=[.G53]/[.I53]" office:value-type="float" office:value="5.92890342987529" calcext:value-type="float">
            <text:p>5.92890342987529</text:p>
          </table:table-cell>
          <table:table-cell table:formula="of:=[.H53]/[.J53]" office:value-type="float" office:value="1.39055703605304" calcext:value-type="float">
            <text:p>1.3905570360530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12" calcext:value-type="float">
            <text:p>0.12</text:p>
          </table:table-cell>
          <table:table-cell office:value-type="float" office:value="380775" calcext:value-type="float">
            <text:p>380775</text:p>
          </table:table-cell>
          <table:table-cell table:formula="of:=[.G54]/[.I54]" office:value-type="float" office:value="5.95926436558213" calcext:value-type="float">
            <text:p>5.95926436558213</text:p>
          </table:table-cell>
          <table:table-cell table:formula="of:=[.H54]/[.J54]" office:value-type="float" office:value="1.37872295617097" calcext:value-type="float">
            <text:p>1.3787229561709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122951" calcext:value-type="float">
            <text:p>0.0122951</text:p>
          </table:table-cell>
          <table:table-cell office:value-type="float" office:value="0.12" calcext:value-type="float">
            <text:p>0.12</text:p>
          </table:table-cell>
          <table:table-cell office:value-type="float" office:value="366907" calcext:value-type="float">
            <text:p>366907</text:p>
          </table:table-cell>
          <table:table-cell table:formula="of:=[.G55]/[.I55]" office:value-type="float" office:value="6.07259662263296" calcext:value-type="float">
            <text:p>6.07259662263296</text:p>
          </table:table-cell>
          <table:table-cell table:formula="of:=[.H55]/[.J55]" office:value-type="float" office:value="1.36694292848371" calcext:value-type="float">
            <text:p>1.3669429284837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5:45:34.25250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4T15:47:04.220156501</dc:date>
    <meta:editing-duration>PT34M21S</meta:editing-duration>
    <meta:editing-cycles>6</meta:editing-cycles>
    <meta:generator>LibreOffice/7.0.3.1$Linux_X86_64 LibreOffice_project/00$Build-1</meta:generator>
    <meta:document-statistic meta:table-count="1" meta:cell-count="760" meta:object-count="0"/>
  </office:meta>
</office:document-meta>
</file>